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2.972cm"/>
    </style:style>
    <style:style style:name="Tableau1.B" style:family="table-column">
      <style:table-column-properties style:column-width="6.428cm"/>
    </style:style>
    <style:style style:name="Tableau1.C" style:family="table-column">
      <style:table-column-properties style:column-width="7.599cm"/>
    </style:style>
    <style:style style:name="Tableau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au1.C1" style:family="table-cell">
      <style:table-cell-properties style:vertical-align="middle" style:border-line-width="0.002cm 0.088cm 0.002cm" fo:padding="0.049cm" fo:border="0.092cm double #808080"/>
    </style:style>
    <style:style style:name="Tableau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au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Heading_20_3">
      <style:text-properties fo:font-weight="bold"/>
    </style:style>
    <style:style style:name="P10" style:family="paragraph" style:parent-style-name="Table_20_Contents">
      <style:paragraph-properties fo:margin-top="0cm" fo:margin-bottom="0.499cm"/>
    </style:style>
    <style:style style:name="P11" style:family="paragraph" style:parent-style-name="Table_20_Contents">
      <style:paragraph-properties fo:margin-top="0cm" fo:margin-bottom="0.499cm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ve Party Wall : L'expérience photobooth, réinventée pour vos événements</text:h>
      <text:h text:style-name="P9" text:outline-level="3">Introduction : Créez des souvenirs inoubliables, instantanément.</text:h>
      <text:p text:style-name="Text_20_body">Live Party Wall transforme les photos d'un événement en une expérience collective, interactive et virale avec un effet « wow » garanti. Contrairement aux solutions traditionnelles qui isolent les invités, notre plateforme est <text:span text:style-name="T1">le nouveau standard qui remplace la cabine photo traditionnelle</text:span> en intégrant tout le monde, en temps réel. Les anciennes méthodes brisent l'élan et capturent rarement la véritable âme d'un événement.</text:p>
      <text:p text:style-name="Text_20_body">-------------------------------------------------------------------------------- </text:p>
      <text:h text:style-name="P9" text:outline-level="3">1. Pourquoi réinventer le photobooth ? Les limites des solutions classiques</text:h>
      <text:p text:style-name="Text_20_body">L'animation photo est un incontournable, mais les solutions traditionnelles souffrent de problèmes récurrents qui nuisent à l'expérience globale :</text:p>
      <text:list xml:id="list7178648751802888272" text:style-name="L1">
        <text:list-item>
          <text:p text:style-name="P5"><text:span text:style-name="T1">Files d'attente interminables</text:span> qui coupent les invités de l'ambiance et créent des temps morts.</text:p>
        </text:list-item>
        <text:list-item>
          <text:p text:style-name="P5"><text:span text:style-name="T1">Matériel coûteux et encombrant</text:span> qui nécessite une logistique complexe et un budget conséquent.</text:p>
        </text:list-item>
        <text:list-item>
          <text:p text:style-name="P5"><text:span text:style-name="T1">Moments spontanés manqués</text:span>, car les photos sont posées et préparées, loin de l'authenticité des instants pris "sur le fait".</text:p>
        </text:list-item>
        <text:list-item>
          <text:p text:style-name="P1"><text:span text:style-name="T1">Contenus dispersés</text:span> sur les téléphones de chacun, souvent perdus ou jamais partagés après l'événement.</text:p>
        </text:list-item>
      </text:list>
      <text:p text:style-name="Text_20_body">Et s'il existait une solution qui élimine toutes ces contraintes ?</text:p>
      <text:p text:style-name="Text_20_body">-------------------------------------------------------------------------------- </text:p>
      <text:h text:style-name="P9" text:outline-level="3">2. Notre solution : La magie en 4 étapes simples</text:h>
      <text:p text:style-name="Text_20_body">Live Party Wall fonctionne avec une simplicité déconcertante pour les organisateurs comme pour les invités. Aucune application à télécharger, juste de la magie instantanée.</text:p>
      <text:list xml:id="list781034638101387765" text:style-name="L2">
        <text:list-item>
          <text:p text:style-name="P6"><text:span text:style-name="T1">? Scannez le QR code</text:span> Vos invités accèdent au mur photo en scannant un simple QR code avec leur smartphone. L'<text:span text:style-name="T1">accès est instantané en 2 secondes</text:span> et universel.</text:p>
        </text:list-item>
        <text:list-item>
          <text:p text:style-name="P6"><text:span text:style-name="T1">? Capturez l'instant</text:span> Chaque invité devient un photographe, capturant l'événement sous tous ses angles. Ils peuvent prendre des photos en direct, choisir depuis leur galerie ou même créer des collages.</text:p>
        </text:list-item>
        <text:list-item>
          <text:p text:style-name="P6">✨ <text:span text:style-name="T1">L'IA sublime la photo</text:span> Notre intelligence artificielle analyse, modère et améliore chaque image en quelques secondes. Elle ajoute un cadre élégant et génère une légende personnalisée pour un rendu professionnel.</text:p>
        </text:list-item>
        <text:list-item>
          <text:p text:style-name="P2"><text:span text:style-name="T1">? Apparition sur grand écran</text:span> La photo sublimée apparaît instantanément sur le mur interactif projeté sur une TV ou via un vidéoprojecteur. Tout le monde peut voir et réagir aux souvenirs en temps réel.</text:p>
        </text:list-item>
      </text:list>
      <text:p text:style-name="Text_20_body">Ce processus simple débloque une série d'avantages puissants pour votre événement.</text:p>
      <text:p text:style-name="Text_20_body">-------------------------------------------------------------------------------- </text:p>
      <text:h text:style-name="P9" text:outline-level="3"><text:soft-page-break/>3. Les avantages concrets de Live Party Wall</text:h>
      <text:p text:style-name="Text_20_body">Au-delà de la simplicité, notre solution offre des bénéfices qui changent la donne pour tout organisateur.</text:p>
      <text:list xml:id="list3089921956821470855" text:style-name="L3">
        <text:list-item>
          <text:p text:style-name="P7"><text:span text:style-name="T1">Matériel minimal, impact maximal.</text:span> Vous n'avez besoin que d'un écran (TV ou PC connecté à un vidéoprojecteur) et des téléphones de vos invités. Fini les coûts de location et la logistique de matériel encombrant.</text:p>
        </text:list-item>
        <text:list-item>
          <text:p text:style-name="P7"><text:span text:style-name="T1">Engagement viral garanti.</text:span> Grâce aux <text:span text:style-name="T1">battles, classements et badges</text:span>, vos invités passent de spectateurs passifs à des créateurs actifs, boostant l'énergie de l'événement comme jamais.</text:p>
        </text:list-item>
        <text:list-item>
          <text:p text:style-name="P7"><text:span text:style-name="T1">Qualité professionnelle, sans effort.</text:span> Notre IA transforme chaque photo en un souvenir de qualité professionnelle. Elle améliore la netteté et applique automatiquement des <text:span text:style-name="T1">cadres élégants (Polaroid, néon, or) et des effets visuels</text:span> pour un résultat premium.</text:p>
        </text:list-item>
        <text:list-item>
          <text:p text:style-name="P7"><text:span text:style-name="T1">Modération intelligente pour une tranquillité d'esprit.</text:span> L'intelligence artificielle filtre automatiquement les contenus inappropriés, garantissant une ambiance professionnelle et sereine sans que vous ayez à intervenir.</text:p>
        </text:list-item>
        <text:list-item>
          <text:p text:style-name="P3"><text:span text:style-name="T1">Souvenirs durables, automatisés.</text:span> Ne laissez aucun souvenir se perdre. La plateforme génère automatiquement un <text:span text:style-name="T1">aftermovie</text:span> sous forme de timelapse, parfait pour revivre l'événement et le partager sur les réseaux sociaux.</text:p>
        </text:list-item>
      </text:list>
      <text:p text:style-name="Text_20_body">Voici comment ces avantages se comparent directement à une solution traditionnelle.</text:p>
      <text:p text:style-name="Text_20_body">-------------------------------------------------------------------------------- </text:p>
      <text:h text:style-name="P9" text:outline-level="3">4. Tableau comparatif : Live Party Wall vs. Photobooth Traditionne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aractéristique</text:p>
          </table:table-cell>
          <table:table-cell table:style-name="Tableau1.A1" office:value-type="string">
            <text:p text:style-name="P10">Live Party Wall</text:p>
          </table:table-cell>
          <table:table-cell table:style-name="Tableau1.C1" office:value-type="string">
            <text:p text:style-name="P10">Photobooth Traditionnel</text:p>
          </table:table-cell>
        </table:table-row>
        <table:table-row>
          <table:table-cell table:style-name="Tableau1.A2" office:value-type="string">
            <text:p text:style-name="P11">Matériel requis</text:p>
          </table:table-cell>
          <table:table-cell table:style-name="Tableau1.A2" office:value-type="string">
            <text:p text:style-name="P10">Une TV/PC et les téléphones des invités</text:p>
          </table:table-cell>
          <table:table-cell table:style-name="Tableau1.C2" office:value-type="string">
            <text:p text:style-name="P10">Cabine, appareil photo, imprimante, accessoires</text:p>
          </table:table-cell>
        </table:table-row>
        <table:table-row>
          <table:table-cell table:style-name="Tableau1.A2" office:value-type="string">
            <text:p text:style-name="P11">Installation</text:p>
          </table:table-cell>
          <table:table-cell table:style-name="Tableau1.A2" office:value-type="string">
            <text:p text:style-name="P10">Prêt en 15 minutes</text:p>
          </table:table-cell>
          <table:table-cell table:style-name="Tableau1.C2" office:value-type="string">
            <text:p text:style-name="P10">Logistique et installation complexes</text:p>
          </table:table-cell>
        </table:table-row>
        <table:table-row>
          <table:table-cell table:style-name="Tableau1.A2" office:value-type="string">
            <text:p text:style-name="P11">Interaction</text:p>
          </table:table-cell>
          <table:table-cell table:style-name="Tableau1.A2" office:value-type="string">
            <text:p text:style-name="P10">Collective, virale et en temps réel</text:p>
          </table:table-cell>
          <table:table-cell table:style-name="Tableau1.C2" office:value-type="string">
            <text:p text:style-name="P10">Individuelle, avec file d'attente</text:p>
          </table:table-cell>
        </table:table-row>
        <table:table-row>
          <table:table-cell table:style-name="Tableau1.A2" office:value-type="string">
            <text:p text:style-name="P11">Spontanéité</text:p>
          </table:table-cell>
          <table:table-cell table:style-name="Tableau1.A2" office:value-type="string">
            <text:p text:style-name="P10">Capture les moments "sur le fait"</text:p>
          </table:table-cell>
          <table:table-cell table:style-name="Tableau1.C2" office:value-type="string">
            <text:p text:style-name="P10">Photos posées et préparées</text:p>
          </table:table-cell>
        </table:table-row>
        <table:table-row>
          <table:table-cell table:style-name="Tableau1.A2" office:value-type="string">
            <text:p text:style-name="P11">Coût indicatif</text:p>
          </table:table-cell>
          <table:table-cell table:style-name="Tableau1.A2" office:value-type="string">
            <text:p text:style-name="P10">Solution SaaS dès 49€ / événement</text:p>
          </table:table-cell>
          <table:table-cell table:style-name="Tableau1.C2" office:value-type="string">
            <text:p text:style-name="P10">Location entre 400€ et 900€ / soirée</text:p>
          </table:table-cell>
        </table:table-row>
        <table:table-row>
          <table:table-cell table:style-name="Tableau1.A2" office:value-type="string">
            <text:p text:style-name="P11">Résultat</text:p>
          </table:table-cell>
          <table:table-cell table:style-name="Tableau1.A2" office:value-type="string">
            <text:p text:style-name="P10">Mur de souvenirs interactif + aftermovie</text:p>
          </table:table-cell>
          <table:table-cell table:style-name="Tableau1.C2" office:value-type="string">
            <text:p text:style-name="P10">Tirages papier individuels</text:p>
          </table:table-cell>
        </table:table-row>
      </table:table>
      <text:p text:style-name="Text_20_body">Le verdict est sans appel : Live Party Wall maximise l'impact et l'engagement tout en minimisant les coûts et la logistique.</text:p>
      <text:p text:style-name="Text_20_body">-------------------------------------------------------------------------------- </text:p>
      <text:h text:style-name="P9" text:outline-level="3">5. Une solution parfaite pour tous vos événements</text:h>
      <text:p text:style-name="Text_20_body">La flexibilité de Live Party Wall en fait l'outil idéal pour une grande variété d'occasions.</text:p>
      <text:list xml:id="list515883121635199756" text:style-name="L4">
        <text:list-item>
          <text:p text:style-name="P8"><text:soft-page-break/><text:span text:style-name="T1">Mariages &amp; Cérémonies</text:span> Créez une expérience unique que vos invités n'oublieront pas, avec un mur de souvenirs en temps réel et une galerie privée post-événement.</text:p>
        </text:list-item>
        <text:list-item>
          <text:p text:style-name="P8"><text:span text:style-name="T1">Événements d'entreprise</text:span> Renforcez la cohésion d'équipe lors de séminaires ou de lancements de produits avec un concept innovant qui vous démarque.</text:p>
        </text:list-item>
        <text:list-item>
          <text:p text:style-name="P4"><text:span text:style-name="T1">Soirées privées &amp; Agences</text:span> Proposez un service viral et engageant à vos clients grâce à notre plateforme SaaS conçue pour gérer plusieurs événements en simultané.</text:p>
        </text:list-item>
      </text:list>
      <text:p text:style-name="Text_20_body">Chaque événement est unique, mais le besoin de créer des liens mémorables est universel. Voici comment commencer.</text:p>
      <text:p text:style-name="Text_20_body">-------------------------------------------------------------------------------- </text:p>
      <text:h text:style-name="P9" text:outline-level="3">6. Révolutionnez votre prochain événement dès aujourd'hui</text:h>
      <text:p text:style-name="Text_20_body">Offrez une expérience simple, virale et mémorable. Rejoignez les plus de 500 organisateurs—particuliers, entreprises et agences événementielles—qui nous font confiance et nous notent 4.9/5.</text:p>
      <text:p text:style-name="Text_20_body">Essayez gratuitement ou demandez une démo pour voir la magie en a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5$Win32 OpenOffice.org_project/4115m2$Build-9813</meta:generator>
    <dc:date>2026-01-07T22:06:48.42</dc:date>
    <meta:document-statistic meta:table-count="1" meta:image-count="0" meta:object-count="0" meta:page-count="3" meta:paragraph-count="63" meta:word-count="817" meta:character-count="5910"/>
    <meta:user-defined meta:name="Info 1"/>
    <meta:user-defined meta:name="Info 2"/>
    <meta:user-defined meta:name="Info 3"/>
    <meta:user-defined meta:name="Info 4"/>
  </office:meta>
</office:document-meta>
</file>